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Serif" svg:font-family="LiberationSerif, 'Times New Roman'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automatic-styles>
    <style:style style:name="P1" style:family="paragraph" style:parent-style-name="Standard">
      <style:text-properties fo:language="en" fo:country="GB"/>
    </style:style>
    <style:style style:name="P2" style:family="paragraph" style:parent-style-name="Standard">
      <style:paragraph-properties fo:text-align="center" style:justify-single-word="false"/>
      <style:text-properties fo:font-size="18pt" fo:language="en" fo:country="GB" fo:font-weight="bold" style:font-size-asian="18pt" style:font-weight-asian="bold" style:font-size-complex="18pt" style:font-weight-complex="bold"/>
    </style:style>
    <style:style style:name="P3" style:family="paragraph" style:parent-style-name="Standard">
      <style:text-properties style:font-name="LiberationSerif" style:font-name-complex="LiberationSerif"/>
    </style:style>
    <style:style style:name="P4" style:family="paragraph" style:parent-style-name="Standard">
      <style:text-properties style:font-name="Courier New" fo:font-size="10pt" style:font-size-asian="10pt" style:font-name-complex="Courier New" style:font-size-complex="10pt"/>
    </style:style>
    <style:style style:name="P5" style:family="paragraph" style:parent-style-name="Standard">
      <style:text-properties style:font-name="Courier New" fo:font-size="10pt" fo:language="en" fo:country="GB" style:font-size-asian="10pt" style:font-name-complex="Courier New" style:font-size-complex="10pt"/>
    </style:style>
    <style:style style:name="P6" style:family="paragraph" style:parent-style-name="Standard" style:master-page-name="Standard">
      <style:paragraph-properties style:page-number="auto"/>
      <style:text-properties fo:language="en" fo:country="GB"/>
    </style:style>
    <style:style style:name="P7" style:family="paragraph" style:parent-style-name="Standard">
      <style:text-properties officeooo:rsid="00121999"/>
    </style:style>
    <style:style style:name="P8" style:family="paragraph" style:parent-style-name="Standard">
      <style:text-properties officeooo:rsid="00121999" officeooo:paragraph-rsid="00121999"/>
    </style:style>
    <style:style style:name="P9" style:family="paragraph" style:parent-style-name="Standard">
      <style:text-properties fo:font-weight="bold" officeooo:rsid="00121999" officeooo:paragraph-rsid="00121999" style:font-weight-asian="bold" style:font-weight-complex="bold"/>
    </style:style>
    <style:style style:name="P10" style:family="paragraph" style:parent-style-name="Standard">
      <style:text-properties officeooo:rsid="0013f913" officeooo:paragraph-rsid="00121999"/>
    </style:style>
    <style:style style:name="P11" style:family="paragraph" style:parent-style-name="Standard">
      <style:text-properties officeooo:rsid="0013f913" officeooo:paragraph-rsid="0013f913"/>
    </style:style>
    <style:style style:name="P12" style:family="paragraph" style:parent-style-name="Standard">
      <style:text-properties officeooo:rsid="0013f913" officeooo:paragraph-rsid="0017565b"/>
    </style:style>
    <style:style style:name="T1" style:family="text">
      <style:text-properties style:font-name="Courier New" fo:font-size="10pt" style:font-size-asian="10pt" style:font-name-complex="Courier New" style:font-size-complex="10pt"/>
    </style:style>
    <style:style style:name="T2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T3" style:family="text">
      <style:text-properties style:font-name-asian="Courier New"/>
    </style:style>
    <style:style style:name="T4" style:family="text">
      <style:text-properties style:font-name-asian="LiberationSerif"/>
    </style:style>
    <style:style style:name="T5" style:family="text">
      <style:text-properties officeooo:rsid="0017565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AVRDUDE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Standard"><text:soft-page-break/>General command, check other flag commands in help.</text:p>
      <text:p text:style-name="Standard">INICIAR</text:p>
      <text:p text:style-name="Standard">Executar</text:p>
      <text:p text:style-name="Standard">Escrever na consola “cmd”</text:p>
      <text:p text:style-name="Standard">Escrever commando abaixo:</text:p>
      <text:p text:style-name="Standard">avrdude -P COM1 -b 9600 -p m328p -c ponyser -U flash:w:&lt;hexfilename&gt; <text:span text:style-name="T1">-U</text:span><text:span text:style-name="T2"> </text:span><text:span text:style-name="T1">lfuse:w:0xXX:m</text:span><text:span text:style-name="T2"> </text:span><text:span text:style-name="T1">-U</text:span><text:span text:style-name="T2"> </text:span><text:span text:style-name="T1">hfuse:w:0xXX:m</text:span><text:span text:style-name="T2"> </text:span><text:span text:style-name="T1">-U</text:span><text:span text:style-name="T2"> </text:span><text:span text:style-name="T1">efuse:w:0xXX:m</text:span></text:p>
      <text:p text:style-name="Standard">-v</text:p>
      <text:p text:style-name="Standard"/>
      <text:p text:style-name="P3">Firmware<text:span text:style-name="T4"> </text:span>arduino</text:p>
      <text:p text:style-name="Standard"/>
      <text:p text:style-name="P4">To<text:span text:style-name="T3"> </text:span>burn<text:span text:style-name="T3"> </text:span>(Uno):</text:p>
      <text:p text:style-name="P4">avrdude<text:span text:style-name="T3"> </text:span>-p<text:span text:style-name="T3"> </text:span>at90usb82<text:span text:style-name="T3"> </text:span>-F<text:span text:style-name="T3"> </text:span>-P<text:span text:style-name="T3"> </text:span>usb<text:span text:style-name="T3"> </text:span>-c<text:span text:style-name="T3"> </text:span>avrispmkii<text:span text:style-name="T3"> </text:span>-U<text:span text:style-name="T3"> </text:span>flash:w:UNO-dfu_and_usbserial_combined.hex<text:span text:style-name="T3"> </text:span>-U<text:span text:style-name="T3"> </text:span>lfuse:w:0xFF:m<text:span text:style-name="T3"> </text:span>-U<text:span text:style-name="T3"> </text:span>hfuse:w:0xD9:m<text:span text:style-name="T3"> </text:span>-U<text:span text:style-name="T3"> </text:span>efuse:w:0xF4:m<text:span text:style-name="T3"> </text:span>-U<text:span text:style-name="T3"> </text:span>lock:w:0x0F:m</text:p>
      <text:p text:style-name="Standard"/>
      <text:p text:style-name="P4">avrdude<text:span text:style-name="T3"> </text:span>-p<text:span text:style-name="T3"> </text:span>at90usb82<text:span text:style-name="T3"> </text:span>-F<text:span text:style-name="T3"> </text:span>-P<text:span text:style-name="T3"> </text:span>COM1<text:span text:style-name="T3"> </text:span>-c<text:span text:style-name="T3"> </text:span>ponyser<text:span text:style-name="T3"> </text:span>-U<text:span text:style-name="T3"> </text:span>flash:w:UNO-dfu_and_usbserial_combined.hex<text:span text:style-name="T3"> </text:span>-U<text:span text:style-name="T3"> </text:span>lfuse:w:0xFF:m<text:span text:style-name="T3"> </text:span>-U<text:span text:style-name="T3"> </text:span>hfuse:w:0xD9:m<text:span text:style-name="T3"> </text:span>-U<text:span text:style-name="T3"> </text:span>efuse:w:0xF4:m<text:span text:style-name="T3"> </text:span>-U<text:span text:style-name="T3"> </text:span>lock:w:0x0F:m</text:p>
      <text:p text:style-name="Standard"/>
      <text:p text:style-name="P5">avrdude<text:span text:style-name="T3"> </text:span>-p<text:span text:style-name="T3"> </text:span>at90usb82<text:span text:style-name="T3"> </text:span>-F<text:span text:style-name="T3"> </text:span>-P<text:span text:style-name="T3"> </text:span>COM1<text:span text:style-name="T3"> </text:span>-c<text:span text:style-name="T3"> </text:span>ponyser<text:span text:style-name="T3"> </text:span>-U<text:span text:style-name="T3"> </text:span>flash:r:flash.bin:r<text:span text:style-name="T3"> –</text:span>U</text:p>
      <text:p text:style-name="P5">lfuse:w:0xFF:m<text:span text:style-name="T3"> </text:span>-U<text:span text:style-name="T3"> </text:span>hfuse:w:0xD9:m<text:span text:style-name="T3"> </text:span>-U<text:span text:style-name="T3"> </text:span>efuse:w:0xF4:m<text:span text:style-name="T3"> </text:span>-U<text:span text:style-name="T3"> </text:span>lock:w:0x0F:m<text:span text:style-name="T3"> </text:span>-v</text:p>
      <text:p text:style-name="Standard"/>
      <text:p text:style-name="P4">To<text:span text:style-name="T3"> </text:span>burn<text:span text:style-name="T3"> </text:span>(Mega<text:span text:style-name="T3"> </text:span>2560):</text:p>
      <text:p text:style-name="P4">avrdude<text:span text:style-name="T3"> </text:span>-p<text:span text:style-name="T3"> </text:span>at90usb82<text:span text:style-name="T3"> </text:span>-F<text:span text:style-name="T3"> </text:span>-P<text:span text:style-name="T3"> </text:span>usb<text:span text:style-name="T3"> </text:span>-c<text:span text:style-name="T3"> </text:span>avrispmkii<text:span text:style-name="T3"> </text:span>-U<text:span text:style-name="T3"> </text:span>flash:w:MEGA-dfu_and_usbserial_combined.hex<text:span text:style-name="T3"> </text:span>-U<text:span text:style-name="T3"> </text:span>lfuse:w:0xFF:m<text:span text:style-name="T3"> </text:span>-U<text:span text:style-name="T3"> </text:span>hfuse:w:0xD9:m<text:span text:style-name="T3"> </text:span>-U<text:span text:style-name="T3"> </text:span>efuse:w:0xF4:m<text:span text:style-name="T3"> </text:span>-U<text:span text:style-name="T3"> </text:span>lock:w:0x0F:m</text:p>
      <text:p text:style-name="Standard"/>
      <text:p text:style-name="Standard">note:<text:span text:style-name="T3"> </text:span>after<text:span text:style-name="T3"> </text:span>the<text:span text:style-name="T3"> </text:span>above<text:span text:style-name="T3"> </text:span>install<text:span text:style-name="T3"> </text:span>drivers<text:span text:style-name="T3"> </text:span>that<text:span text:style-name="T3"> </text:span>come<text:span text:style-name="T3"> </text:span>with<text:span text:style-name="T3"> </text:span>the<text:span text:style-name="T3"> </text:span>software.</text:p>
      <text:p text:style-name="Standard"/>
      <text:p text:style-name="Standard">atmega328p</text:p>
      <text:p text:style-name="Standard"/>
      <text:p text:style-name="Standard"><text:span text:style-name="T1">avrdude</text:span><text:span text:style-name="T2"> </text:span><text:span text:style-name="T1">-p</text:span><text:span text:style-name="T2"> </text:span><text:span text:style-name="T1">m328p</text:span><text:span text:style-name="T2"> </text:span><text:span text:style-name="T1">-P</text:span><text:span text:style-name="T2"> </text:span><text:span text:style-name="T1">COM1</text:span><text:span text:style-name="T2"> </text:span><text:span text:style-name="T1">-c</text:span><text:span text:style-name="T2"> </text:span><text:span text:style-name="T1">ponyser</text:span><text:span text:style-name="T2"> </text:span><text:span text:style-name="T1">-U</text:span><text:span text:style-name="T2"> </text:span><text:span text:style-name="T1">flash:w:</text:span> <text:span text:style-name="T1">ATmegaBOOT_168_atmega328.hex</text:span><text:span text:style-name="T2"> </text:span><text:span text:style-name="T1">-U</text:span><text:span text:style-name="T2"> </text:span><text:span text:style-name="T1">lfuse:w:0xFF:m</text:span><text:span text:style-name="T2"> </text:span><text:span text:style-name="T1">-U</text:span><text:span text:style-name="T2"> </text:span><text:span text:style-name="T1">hfuse:w:0xDA:m</text:span><text:span text:style-name="T2"> </text:span><text:span text:style-name="T1">-U</text:span><text:span text:style-name="T2"> </text:span><text:span text:style-name="T1">efuse:w:0x05:m</text:span></text:p>
      <text:p text:style-name="Standard"/>
      <text:p text:style-name="P4">avrdude<text:span text:style-name="T3"> </text:span>-p<text:span text:style-name="T3"> </text:span>m328p<text:span text:style-name="T3"> </text:span>-P<text:span text:style-name="T3"> </text:span>COM1<text:span text:style-name="T3"> </text:span>-c<text:span text:style-name="T3"> </text:span>ponyser<text:span text:style-name="T3"> </text:span>-U<text:span text:style-name="T3"> </text:span>flash:r:flash.bin:r<text:span text:style-name="T3"> </text:span>-U<text:span text:style-name="T3"> </text:span>lfuse:w:0xFF:m<text:span text:style-name="T3"> –</text:span>U<text:span text:style-name="T3"> </text:span>hfuse:w:0xDA:m<text:span text:style-name="T3"> </text:span>-U<text:span text:style-name="T3"> </text:span>efuse:w:0x05:m<text:span text:style-name="T3"> </text:span>-v</text:p>
      <text:p text:style-name="Standard"/>
      <text:p text:style-name="P4">avrdude<text:span text:style-name="T3"> </text:span>-p<text:span text:style-name="T3"> </text:span>m328p<text:span text:style-name="T3"> </text:span>-P<text:span text:style-name="T3"> </text:span>COM1<text:span text:style-name="T3"> </text:span>-c<text:span text:style-name="T3"> </text:span>ponyser<text:span text:style-name="T3"> </text:span>-U<text:span text:style-name="T3"> </text:span>lfuse:w:0xFF:m<text:span text:style-name="T3"> –</text:span>U<text:span text:style-name="T3"> </text:span>hfuse:w:0xDA:m<text:span text:style-name="T3"> </text:span>-U<text:span text:style-name="T3"> </text:span>efuse:w:0x05:m<text:span text:style-name="T3"> </text:span>-v</text:p>
      <text:p text:style-name="Standard"/>
      <text:p text:style-name="P4">avrdude<text:span text:style-name="T3"> </text:span>-p<text:span text:style-name="T3"> </text:span>m328p<text:span text:style-name="T3"> </text:span>-P<text:span text:style-name="T3"> </text:span>COM1<text:span text:style-name="T3"> </text:span>-c<text:span text:style-name="T3"> </text:span>ponyser<text:span text:style-name="T3"> </text:span>-U<text:span text:style-name="T3"> </text:span>lfuse:r:lfuse.txt:r<text:span text:style-name="T3"> –</text:span>U<text:span text:style-name="T3"> </text:span>hfuse:r:hfuse.txt:r<text:span text:style-name="T3"> </text:span>-U<text:span text:style-name="T3"> </text:span>efuse:r:efuse.txt:r<text:span text:style-name="T3"> lock:r:lock.txt:r </text:span>-v</text:p>
      <text:p text:style-name="Standard"/>
      <text:p text:style-name="P5">NOTE:<text:span text:style-name="T3"> </text:span>always<text:span text:style-name="T3"> </text:span>program<text:span text:style-name="T3"> </text:span>fuses<text:span text:style-name="T3"> </text:span>because<text:span text:style-name="T3"> </text:span>at<text:span text:style-name="T3"> </text:span>third<text:span text:style-name="T3"> </text:span>write<text:span text:style-name="T3"> </text:span>without<text:span text:style-name="T3"> </text:span>fuse<text:span text:style-name="T3"> </text:span>setting<text:span text:style-name="T3"> </text:span>they<text:span text:style-name="T3"> </text:span>are<text:span text:style-name="T3"> </text:span>lost.</text:p>
      <text:p text:style-name="Standard"/>
      <text:p text:style-name="Standard">POLOLU</text:p>
      <text:p text:style-name="Standard"/>
      <text:p text:style-name="Standard">Pololu USB AVR Programmer Programming Port (COM1)</text:p>
      <text:p text:style-name="Standard"/>
      <text:p text:style-name="P4">avrdude<text:span text:style-name="T3"> </text:span>-p<text:span text:style-name="T3"> </text:span>m328p<text:span text:style-name="T3"> </text:span>-P<text:span text:style-name="T3"> </text:span>COM1<text:span text:style-name="T3"> </text:span>-c<text:span text:style-name="T3"> stk500v2 </text:span>-U<text:span text:style-name="T3"> </text:span>lfuse:r:lfuse.txt:r<text:span text:style-name="T3"> –</text:span>U<text:span text:style-name="T3"> </text:span>hfuse:r:hfuse.txt:r<text:span text:style-name="T3"> </text:span>-U<text:span text:style-name="T3"> </text:span>efuse:r:efuse.txt:r<text:span text:style-name="T3"> lock:r:lock.txt:r </text:span>-v</text:p>
      <text:p text:style-name="P7"/>
      <text:p text:style-name="P8"><text:soft-page-break/>C:\Documents and Settings\sergio&gt;avrdude -p at90usb82 -F -P COM1 -c ponyser -U f</text:p>
      <text:p text:style-name="P8">lash:w:Arduino-usbserial-uno.hex</text:p>
      <text:p text:style-name="P8"/>
      <text:p text:style-name="P8">C:\Documents and Settings\sergio&gt;avrdude -p at90usb82 -F -P COM1 -c ponyser -U f</text:p>
      <text:p text:style-name="P8">lash:w:Arduino-usbserial-uno.hex</text:p>
      <text:p text:style-name="P8"/>
      <text:p text:style-name="P9">Arduino uno atmega8u2 </text:p>
      <text:p text:style-name="P8"/>
      <text:p text:style-name="P8">C:\Documents and Settings\sergio&gt;avrdude -p at90usb82 -F -P COM1 -c ponyser -U f</text:p>
      <text:p text:style-name="P8">lash:w:Arduino-usbserial-uno.hex</text:p>
      <text:p text:style-name="P10"/>
      <text:p text:style-name="P11">C:\Documents and Settings\sergio&gt;avrdude -p at90usb82 -F -P COM1 -c ponyser -U f</text:p>
      <text:p text:style-name="P11">lash:w:Arduino-usbserial-uno.hex</text:p>
      <text:p text:style-name="P11"/>
      <text:p text:style-name="P11">C:\Documents and Settings\sergio&gt;avrdude -p at90usb82 -F -P COM1 -c ponyser -U f</text:p>
      <text:p text:style-name="P11">lash:w:Arduino-usbserial-uno.hex</text:p>
      <text:p text:style-name="P11"/>
      <text:p text:style-name="P11">C:\Documents and Settings\sergio&gt;avrdude -p at90usb82 -F -P COM1 -c ponyser -U f</text:p>
      <text:p text:style-name="P11">lash:w:Arduino-usbserial-uno.hex</text:p>
      <text:p text:style-name="P11"/>
      <text:p text:style-name="P12"><text:span text:style-name="T5">NOTE: usando arduino software o UNO é usado como uma placa duemilinove ao escolher placa no softaware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iberationSerif" svg:font-family="LiberationSerif, 'Times New Roman'"/>
    <style:font-face style:name="Mangal2" svg:font-family="Mangal"/>
    <style:font-face style:name="Courier New" svg:font-family="'Courier New'" style:font-family-generic="modern"/>
    <style:font-face style:name="Mangal1" svg:font-family="Mangal" style:font-pitch="variable"/>
    <style:font-face style:name="Microsoft YaHei" svg:font-family="'Microsoft YaHei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t" fo:country="PT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Times New Roman" fo:font-size="12pt" fo:language="pt" fo:country="PT" style:font-name-asian="Lucida Sans Unicode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size="12pt" fo:language="pt" fo:country="PT" style:font-name-asian="Times New Roman" style:font-size-asian="12pt" style:language-asian="zh" style:country-asian="CN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Lucida Sans Unicode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2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2"/>
    </style:style>
    <style:style style:name="Títulos_20_base" style:display-name="Títulos base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1" style:font-size-complex="14pt"/>
    </style:style>
    <style:style style:name="Absatz-Standardschriftart" style:family="text"/>
    <style:style style:name="WW-Absatz-Standardschriftart" style:family="text"/>
    <style:style style:name="Tipo_20_de_20_letra_20_predefinido_20_do_20_parágrafo" style:display-name="Tipo de letra predefinido do parágrafo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499cm" fo:margin-bottom="2.499cm" fo:margin-left="3cm" fo:margin-right="3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rgio</meta:initial-creator>
    <meta:creation-date>2012-10-10T16:18:00</meta:creation-date>
    <dc:date>2013-09-10T20:29:20.10</dc:date>
    <meta:editing-cycles>24</meta:editing-cycles>
    <meta:editing-duration>PT42M17S</meta:editing-duration>
    <meta:generator>LibreOffice/3.6$Windows_x86 LibreOffice_project/da8c1e6-fd468f4-454e206-f42a4a9-143cfd</meta:generator>
    <meta:document-statistic meta:table-count="0" meta:image-count="0" meta:object-count="0" meta:page-count="3" meta:paragraph-count="40" meta:word-count="326" meta:character-count="2517" meta:non-whitespace-character-count="2230"/>
    <meta:user-defined meta:name="Informações 1"/>
    <meta:user-defined meta:name="Informações 2"/>
    <meta:user-defined meta:name="Informações 3"/>
    <meta:user-defined meta:name="Informações 4"/>
  </office:meta>
</office:document-meta>
</file>